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fbdb3" officeooo:paragraph-rsid="000fbdb3"/>
    </style:style>
    <style:style style:name="P2" style:family="paragraph" style:parent-style-name="Text_20_body">
      <style:paragraph-properties fo:text-align="justify" style:justify-single-word="false"/>
      <style:text-properties fo:color="#1700ff" loext:opacity="100%" fo:language="es" fo:country="ES" officeooo:rsid="004019fc" officeooo:paragraph-rsid="00065530"/>
    </style:style>
    <style:style style:name="P3" style:family="paragraph" style:parent-style-name="Text_20_body">
      <style:paragraph-properties fo:text-align="justify" style:justify-single-word="false"/>
      <style:text-properties fo:color="#1700ff" loext:opacity="100%" fo:language="es" fo:country="ES" officeooo:rsid="00065530" officeooo:paragraph-rsid="0007edb3"/>
    </style:style>
    <style:style style:name="P4" style:family="paragraph" style:parent-style-name="Text_20_body">
      <style:paragraph-properties fo:text-align="justify" style:justify-single-word="false"/>
      <style:text-properties fo:color="#1700ff" loext:opacity="100%" fo:language="es" fo:country="ES" officeooo:rsid="0007edb3" officeooo:paragraph-rsid="0007edb3"/>
    </style:style>
    <style:style style:name="P5" style:family="paragraph" style:parent-style-name="Text_20_body">
      <style:paragraph-properties fo:text-align="justify" style:justify-single-word="false"/>
      <style:text-properties style:use-window-font-color="true" loext:opacity="0%" fo:language="es" fo:country="ES" fo:font-weight="normal" officeooo:rsid="0007edb3" officeooo:paragraph-rsid="0007edb3" style:font-weight-asian="normal" style:font-weight-complex="normal"/>
    </style:style>
    <style:style style:name="P6" style:family="paragraph" style:parent-style-name="Text_20_body">
      <style:paragraph-properties fo:text-align="justify" style:justify-single-word="false"/>
      <style:text-properties style:use-window-font-color="true" loext:opacity="0%" fo:language="es" fo:country="ES" fo:font-weight="normal" officeooo:rsid="000816b2" officeooo:paragraph-rsid="000816b2" style:font-weight-asian="normal" style:font-weight-complex="normal"/>
    </style:style>
    <style:style style:name="P7" style:family="paragraph" style:parent-style-name="Text_20_body">
      <style:paragraph-properties fo:text-align="justify" style:justify-single-word="false"/>
      <style:text-properties style:use-window-font-color="true" loext:opacity="0%" fo:language="es" fo:country="ES" fo:font-weight="normal" officeooo:rsid="000854e0" officeooo:paragraph-rsid="0008c426" style:font-weight-asian="normal" style:font-weight-complex="normal"/>
    </style:style>
    <style:style style:name="P8" style:family="paragraph" style:parent-style-name="Text_20_body">
      <style:paragraph-properties fo:text-align="justify" style:justify-single-word="false"/>
      <style:text-properties style:use-window-font-color="true" loext:opacity="0%" fo:language="es" fo:country="ES" fo:font-weight="normal" officeooo:rsid="0008c426" officeooo:paragraph-rsid="0008c426" style:font-weight-asian="normal" style:font-weight-complex="normal"/>
    </style:style>
    <style:style style:name="P9" style:family="paragraph" style:parent-style-name="Text_20_body">
      <style:paragraph-properties fo:text-align="justify" style:justify-single-word="false"/>
      <style:text-properties style:use-window-font-color="true" loext:opacity="0%" fo:language="es" fo:country="ES" fo:font-weight="normal" officeooo:rsid="00098da3" officeooo:paragraph-rsid="000b685f" style:font-weight-asian="normal" style:font-weight-complex="normal"/>
    </style:style>
    <style:style style:name="P10" style:family="paragraph" style:parent-style-name="Text_20_body">
      <style:paragraph-properties fo:text-align="justify" style:justify-single-word="false"/>
      <style:text-properties style:use-window-font-color="true" loext:opacity="0%" fo:language="es" fo:country="ES" fo:font-weight="normal" officeooo:rsid="000b685f" officeooo:paragraph-rsid="000b685f" style:font-weight-asian="normal" style:font-weight-complex="normal"/>
    </style:style>
    <style:style style:name="P11" style:family="paragraph" style:parent-style-name="Text_20_body">
      <style:paragraph-properties fo:text-align="justify" style:justify-single-word="false"/>
      <style:text-properties style:use-window-font-color="true" loext:opacity="0%" fo:language="es" fo:country="ES" fo:font-weight="normal" officeooo:rsid="000de04b" officeooo:paragraph-rsid="000de04b" style:font-weight-asian="normal" style:font-weight-complex="normal"/>
    </style:style>
    <style:style style:name="P12" style:family="paragraph" style:parent-style-name="Text_20_body">
      <style:paragraph-properties fo:text-align="justify" style:justify-single-word="false"/>
      <style:text-properties style:use-window-font-color="true" loext:opacity="0%" fo:language="es" fo:country="ES" fo:font-weight="normal" officeooo:rsid="000de04b" officeooo:paragraph-rsid="000fbdb3" style:font-weight-asian="normal" style:font-weight-complex="normal"/>
    </style:style>
    <style:style style:name="P13" style:family="paragraph" style:parent-style-name="Text_20_body">
      <style:paragraph-properties fo:text-align="justify" style:justify-single-word="false"/>
      <style:text-properties style:use-window-font-color="true" loext:opacity="0%" fo:language="es" fo:country="ES" style:text-underline-style="solid" style:text-underline-width="auto" style:text-underline-color="font-color" fo:font-weight="bold" officeooo:rsid="000c97c8" officeooo:paragraph-rsid="000c97c8" style:font-weight-asian="bold" style:font-weight-complex="bold"/>
    </style:style>
    <style:style style:name="P14" style:family="paragraph" style:parent-style-name="Text_20_body">
      <style:paragraph-properties fo:text-align="justify" style:justify-single-word="false"/>
      <style:text-properties style:use-window-font-color="true" loext:opacity="0%" fo:language="es" fo:country="ES" style:text-underline-style="solid" style:text-underline-width="auto" style:text-underline-color="font-color" fo:font-weight="bold" officeooo:rsid="000b685f" officeooo:paragraph-rsid="000de04b" style:font-weight-asian="bold" style:font-weight-complex="bold"/>
    </style:style>
    <style:style style:name="P15" style:family="paragraph" style:parent-style-name="Text_20_body">
      <style:paragraph-properties fo:text-align="justify" style:justify-single-word="false"/>
      <style:text-properties officeooo:paragraph-rsid="00098da3"/>
    </style:style>
    <style:style style:name="P16" style:family="paragraph" style:parent-style-name="Text_20_body">
      <style:paragraph-properties fo:text-align="justify" style:justify-single-word="false"/>
      <style:text-properties officeooo:rsid="00098da3" officeooo:paragraph-rsid="00098da3"/>
    </style:style>
    <style:style style:name="P17" style:family="paragraph" style:parent-style-name="Title">
      <style:paragraph-properties fo:text-align="justify" style:justify-single-word="false"/>
      <style:text-properties fo:language="es" fo:country="ES" officeooo:rsid="004019fc" officeooo:paragraph-rsid="00065530"/>
    </style:style>
    <style:style style:name="P18" style:family="paragraph" style:parent-style-name="Text_20_body">
      <style:paragraph-properties fo:text-align="justify" style:justify-single-word="false"/>
      <style:text-properties fo:color="#2a6099" loext:opacity="100%" fo:language="es" fo:country="ES" fo:font-weight="normal" officeooo:rsid="0007edb3" officeooo:paragraph-rsid="0007edb3" style:font-weight-asian="normal" style:font-weight-complex="normal"/>
    </style:style>
    <style:style style:name="P19" style:family="paragraph" style:parent-style-name="Text_20_body">
      <style:paragraph-properties fo:text-align="justify" style:justify-single-word="false"/>
      <style:text-properties fo:color="#2a6099" loext:opacity="100%" fo:language="es" fo:country="ES" fo:font-weight="normal" officeooo:rsid="0007edb3" officeooo:paragraph-rsid="000c97c8" style:font-weight-asian="normal" style:font-weight-complex="normal"/>
    </style:style>
    <style:style style:name="P20" style:family="paragraph" style:parent-style-name="Text_20_body">
      <style:paragraph-properties fo:text-align="justify" style:justify-single-word="false"/>
      <style:text-properties fo:color="#2a6099" loext:opacity="100%" fo:language="es" fo:country="ES" fo:font-weight="normal" officeooo:rsid="0018d83f" officeooo:paragraph-rsid="0018d83f" style:font-weight-asian="normal" style:font-weight-complex="normal"/>
    </style:style>
    <style:style style:name="P21" style:family="paragraph" style:parent-style-name="Text_20_body">
      <style:paragraph-properties fo:text-align="justify" style:justify-single-word="false"/>
      <style:text-properties fo:color="#2a6099" loext:opacity="100%" fo:language="es" fo:country="ES" fo:font-weight="normal" officeooo:rsid="000c97c8" officeooo:paragraph-rsid="000c97c8" style:font-weight-asian="normal" style:font-weight-complex="normal"/>
    </style:style>
    <style:style style:name="P22" style:family="paragraph" style:parent-style-name="Text_20_body">
      <style:paragraph-properties fo:text-align="justify" style:justify-single-word="false"/>
      <style:text-properties fo:color="#2a6099" loext:opacity="100%" fo:language="es" fo:country="ES" fo:font-weight="bold" officeooo:rsid="000de04b" officeooo:paragraph-rsid="000de04b" style:font-weight-asian="bold" style:font-weight-complex="bold"/>
    </style:style>
    <style:style style:name="P23" style:family="paragraph" style:parent-style-name="Heading_20_1">
      <style:text-properties officeooo:paragraph-rsid="000fbdb3"/>
    </style:style>
    <style:style style:name="P24" style:family="paragraph" style:parent-style-name="Heading_20_2">
      <style:text-properties style:text-underline-style="solid" style:text-underline-width="auto" style:text-underline-color="font-color"/>
    </style:style>
    <style:style style:name="P25" style:family="paragraph" style:parent-style-name="Text_20_body" style:list-style-name="L1">
      <style:paragraph-properties fo:text-align="justify" style:justify-single-word="false"/>
      <style:text-properties style:use-window-font-color="true" loext:opacity="0%" fo:language="es" fo:country="ES" fo:font-weight="bold" officeooo:rsid="0007edb3" officeooo:paragraph-rsid="0007edb3" style:font-weight-asian="bold" style:font-weight-complex="bold"/>
    </style:style>
    <style:style style:name="P26" style:family="paragraph" style:parent-style-name="Text_20_body" style:list-style-name="L2">
      <style:paragraph-properties fo:text-align="justify" style:justify-single-word="false"/>
      <style:text-properties style:use-window-font-color="true" loext:opacity="0%" fo:language="es" fo:country="ES" fo:font-weight="bold" officeooo:rsid="0007edb3" officeooo:paragraph-rsid="0007edb3" style:font-weight-asian="bold" style:font-weight-complex="bold"/>
    </style:style>
    <style:style style:name="P27" style:family="paragraph" style:parent-style-name="Text_20_body" style:list-style-name="L4">
      <style:paragraph-properties fo:text-align="justify" style:justify-single-word="false"/>
      <style:text-properties style:use-window-font-color="true" loext:opacity="0%" fo:language="es" fo:country="ES" fo:font-weight="bold" officeooo:rsid="000de04b" officeooo:paragraph-rsid="000de04b" style:font-weight-asian="bold" style:font-weight-complex="bold"/>
    </style:style>
    <style:style style:name="P28" style:family="paragraph" style:parent-style-name="Text_20_body" style:list-style-name="L3">
      <style:paragraph-properties fo:text-align="justify" style:justify-single-word="false"/>
      <style:text-properties style:use-window-font-color="true" loext:opacity="0%" fo:language="es" fo:country="ES" fo:font-weight="normal" officeooo:rsid="000854e0" officeooo:paragraph-rsid="0011d8a0" style:font-weight-asian="normal" style:font-weight-complex="normal"/>
    </style:style>
    <style:style style:name="P29" style:family="paragraph" style:parent-style-name="Text_20_body" style:list-style-name="L3">
      <style:paragraph-properties fo:text-align="justify" style:justify-single-word="false"/>
      <style:text-properties style:use-window-font-color="true" loext:opacity="0%" fo:language="es" fo:country="ES" fo:font-weight="normal" officeooo:rsid="000854e0" officeooo:paragraph-rsid="000b685f" style:font-weight-asian="normal" style:font-weight-complex="normal"/>
    </style:style>
    <style:style style:name="P30" style:family="paragraph" style:parent-style-name="Text_20_body" style:list-style-name="L5">
      <style:paragraph-properties fo:text-align="justify" style:justify-single-word="false"/>
      <style:text-properties style:use-window-font-color="true" loext:opacity="0%" fo:language="es" fo:country="ES" fo:font-weight="normal" officeooo:rsid="0007edb3" officeooo:paragraph-rsid="0007edb3" style:font-weight-asian="normal" style:font-weight-complex="normal"/>
    </style:style>
    <style:style style:name="P31" style:family="paragraph" style:parent-style-name="Text_20_body" style:list-style-name="L5">
      <style:paragraph-properties fo:text-align="justify" style:justify-single-word="false"/>
      <style:text-properties style:use-window-font-color="true" loext:opacity="0%" fo:language="es" fo:country="ES" fo:font-weight="normal" officeooo:rsid="0007edb3" officeooo:paragraph-rsid="000c97c8" style:font-weight-asian="normal" style:font-weight-complex="normal"/>
    </style:style>
    <style:style style:name="P32" style:family="paragraph" style:parent-style-name="Text_20_body" style:list-style-name="L5">
      <style:paragraph-properties fo:text-align="justify" style:justify-single-word="false"/>
      <style:text-properties style:use-window-font-color="true" loext:opacity="0%" fo:language="es" fo:country="ES" fo:font-weight="normal" officeooo:rsid="000c97c8" officeooo:paragraph-rsid="000c97c8" style:font-weight-asian="normal" style:font-weight-complex="normal"/>
    </style:style>
    <style:style style:name="P33" style:family="paragraph" style:parent-style-name="Text_20_body" style:list-style-name="L6">
      <style:paragraph-properties fo:text-align="justify" style:justify-single-word="false"/>
      <style:text-properties style:use-window-font-color="true" loext:opacity="0%" fo:language="es" fo:country="ES" fo:font-weight="normal" officeooo:rsid="000de04b" officeooo:paragraph-rsid="000fbdb3" style:font-weight-asian="normal" style:font-weight-complex="normal"/>
    </style:style>
    <style:style style:name="P34" style:family="paragraph" style:parent-style-name="Text_20_body" style:list-style-name="L6">
      <style:paragraph-properties fo:text-align="justify" style:justify-single-word="false"/>
      <style:text-properties style:use-window-font-color="true" loext:opacity="0%" fo:language="es" fo:country="ES" fo:font-weight="normal" officeooo:rsid="000fbdb3" officeooo:paragraph-rsid="000fbdb3" style:font-weight-asian="normal" style:font-weight-complex="normal"/>
    </style:style>
    <style:style style:name="P35" style:family="paragraph" style:parent-style-name="Text_20_body" style:list-style-name="L2">
      <style:paragraph-properties fo:text-align="justify" style:justify-single-word="false"/>
      <style:text-properties fo:color="#1700ff" loext:opacity="100%" fo:language="es" fo:country="ES" fo:font-weight="bold" officeooo:rsid="00065530" officeooo:paragraph-rsid="0007edb3" style:font-weight-asian="bold" style:font-weight-complex="bold"/>
    </style:style>
    <style:style style:name="P36" style:family="paragraph" style:parent-style-name="Text_20_body" style:list-style-name="L3">
      <style:paragraph-properties fo:text-align="justify" style:justify-single-word="false"/>
      <style:text-properties fo:color="#2a6099" loext:opacity="100%" fo:language="es" fo:country="ES" fo:font-weight="normal" officeooo:rsid="0011d8a0" officeooo:paragraph-rsid="0011d8a0" style:font-weight-asian="normal" style:font-weight-complex="normal"/>
    </style:style>
    <style:style style:name="P37" style:family="paragraph" style:parent-style-name="Text_20_body">
      <style:paragraph-properties fo:text-align="justify" style:justify-single-word="false"/>
      <style:text-properties fo:color="#2a6099" loext:opacity="100%" fo:language="es" fo:country="ES" fo:font-weight="normal" officeooo:rsid="0007edb3" officeooo:paragraph-rsid="000c97c8" style:font-weight-asian="normal" style:font-weight-complex="normal"/>
    </style:style>
    <style:style style:name="T1" style:family="text">
      <style:text-properties style:use-window-font-color="true" loext:opacity="0%"/>
    </style:style>
    <style:style style:name="T2" style:family="text">
      <style:text-properties style:use-window-font-color="true" loext:opacity="0%" officeooo:rsid="0070d412"/>
    </style:style>
    <style:style style:name="T3" style:family="text">
      <style:text-properties style:use-window-font-color="true" loext:opacity="0%" fo:font-style="italic" officeooo:rsid="00065530" style:font-style-asian="italic" style:font-style-complex="italic"/>
    </style:style>
    <style:style style:name="T4" style:family="text">
      <style:text-properties style:use-window-font-color="true" loext:opacity="0%" officeooo:rsid="0077dcd9"/>
    </style:style>
    <style:style style:name="T5" style:family="text">
      <style:text-properties style:use-window-font-color="true" loext:opacity="0%" officeooo:rsid="00065530"/>
    </style:style>
    <style:style style:name="T6" style:family="text">
      <style:text-properties style:use-window-font-color="true" loext:opacity="0%" fo:language="es" fo:country="ES" fo:font-weight="normal" officeooo:rsid="00098da3" style:font-weight-asian="normal" style:font-weight-complex="normal"/>
    </style:style>
    <style:style style:name="T7" style:family="text">
      <style:text-properties style:use-window-font-color="true" loext:opacity="0%" fo:language="es" fo:country="ES" fo:font-weight="bold" officeooo:rsid="00098da3" style:font-weight-asian="bold" style:font-weight-complex="bold"/>
    </style:style>
    <style:style style:name="T8" style:family="text">
      <style:text-properties style:use-window-font-color="true" loext:opacity="0%" officeooo:rsid="0007edb3"/>
    </style:style>
    <style:style style:name="T9" style:family="text">
      <style:text-properties style:font-name="Liberation Sans" fo:font-size="28pt" fo:font-weight="bold" officeooo:rsid="0070d412" style:font-name-asian="Noto Sans CJK SC" style:font-size-asian="28pt" style:font-weight-asian="bold" style:font-name-complex="Noto Sans Devanagari1" style:font-size-complex="28pt" style:font-weight-complex="bold"/>
    </style:style>
    <style:style style:name="T10" style:family="text">
      <style:text-properties style:font-name="Liberation Sans" fo:font-size="28pt" fo:font-weight="bold" officeooo:rsid="00065530" style:font-name-asian="Noto Sans CJK SC" style:font-size-asian="28pt" style:font-weight-asian="bold" style:font-name-complex="Noto Sans Devanagari1" style:font-size-complex="28pt" style:font-weight-complex="bold"/>
    </style:style>
    <style:style style:name="T11" style:family="text">
      <style:text-properties style:font-name="Liberation Sans" fo:font-size="28pt" fo:font-weight="bold" officeooo:rsid="000fbdb3" style:font-name-asian="Noto Sans CJK SC" style:font-size-asian="28pt" style:font-weight-asian="bold" style:font-name-complex="Noto Sans Devanagari1" style:font-size-complex="28pt" style:font-weight-complex="bold"/>
    </style:style>
    <style:style style:name="T12" style:family="text">
      <style:text-properties style:font-name="Liberation Sans" fo:font-size="18pt" fo:font-weight="bold" officeooo:rsid="000fbdb3" style:font-name-asian="Noto Sans CJK SC" style:font-size-asian="18pt" style:font-weight-asian="bold" style:font-name-complex="Noto Sans Devanagari1" style:font-size-complex="18pt" style:font-weight-complex="bold"/>
    </style:style>
    <style:style style:name="T13" style:family="text">
      <style:text-properties officeooo:rsid="00065530"/>
    </style:style>
    <style:style style:name="T14" style:family="text">
      <style:text-properties fo:font-style="italic" style:font-style-asian="italic" style:font-style-complex="italic"/>
    </style:style>
    <style:style style:name="T15" style:family="text">
      <style:text-properties fo:font-style="italic" officeooo:rsid="000b685f" style:font-style-asian="italic" style:font-style-complex="italic"/>
    </style:style>
    <style:style style:name="T16" style:family="text">
      <style:text-properties fo:color="#1700ff" loext:opacity="100%" style:text-underline-style="none" officeooo:rsid="000fbdb3"/>
    </style:style>
    <style:style style:name="T17" style:family="text">
      <style:text-properties fo:color="#1700ff" loext:opacity="100%" officeooo:rsid="000fbdb3"/>
    </style:style>
    <style:style style:name="T18" style:family="text">
      <style:text-properties officeooo:rsid="0008c426"/>
    </style:style>
    <style:style style:name="T19" style:family="text">
      <style:text-properties officeooo:rsid="00098da3"/>
    </style:style>
    <style:style style:name="T20" style:family="text">
      <style:text-properties fo:font-weight="bold" style:font-weight-asian="bold" style:font-weight-complex="bold"/>
    </style:style>
    <style:style style:name="T21" style:family="text">
      <style:text-properties fo:font-weight="bold" officeooo:rsid="00098da3" style:font-weight-asian="bold" style:font-weight-complex="bold"/>
    </style:style>
    <style:style style:name="T22" style:family="text">
      <style:text-properties officeooo:rsid="000b685f"/>
    </style:style>
    <style:style style:name="T23" style:family="text">
      <style:text-properties officeooo:rsid="000c97c8"/>
    </style:style>
    <style:style style:name="T24" style:family="text">
      <style:text-properties officeooo:rsid="000fbdb3"/>
    </style:style>
    <style:style style:name="T25" style:family="text">
      <style:text-properties fo:color="#2a6099" loext:opacity="100%" officeooo:rsid="0011d8a0"/>
    </style:style>
    <style:style style:name="T26" style:family="text">
      <style:text-properties officeooo:rsid="0018d83f"/>
    </style:style>
    <style:style style:name="T27" style:family="text">
      <style:text-properties officeooo:rsid="001a5a55"/>
    </style:style>
    <style:style style:name="T28" style:family="text">
      <style:text-properties officeooo:rsid="001b89ad"/>
    </style:style>
    <style:style style:name="T29" style:family="text">
      <style:text-properties officeooo:rsid="001e850d"/>
    </style:style>
    <style:style style:name="T30" style:family="text">
      <style:text-properties officeooo:rsid="001f72b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span text:style-name="T13">4</text:span> <text:span text:style-name="T24">Importaci</text:span><text:span text:style-name="T11">ón de CSV, testing en </text:span><text:span text:style-name="T9">Dev tools </text:span><text:span text:style-name="T10">y Rest API web.</text:span></text:p>
      <text:p text:style-name="P2">Todas las respuestas se harán en color azul para facilitar la corrección de las actividades</text:p>
      <text:p text:style-name="P2"><text:span text:style-name="T2">En esta actividad crearás un í</text:span><text:span text:style-name="T5">ndice </text:span><text:span text:style-name="T2">nuev</text:span><text:span text:style-name="T5">o</text:span><text:span text:style-name="T2"> </text:span><text:span text:style-name="T5">desde un </text:span><text:span text:style-name="T3">dataset</text:span><text:span text:style-name="T5"> de Kaggle</text:span><text:span text:style-name="T2">, </text:span><text:a xlink:type="simple" xlink:href="https://www.kaggle.com/datasets/saurabhbagchi/books-dataset/" text:style-name="Internet_20_link" text:visited-style-name="Visited_20_Internet_20_Link">https://www.kaggle.com/datasets/saurabhbagchi/books-dataset/</text:a><text:span text:style-name="T2"> </text:span></text:p>
      <text:h text:style-name="Heading_20_1" text:outline-level="1"><text:span text:style-name="T2">1. </text:span><text:span text:style-name="T1">Importación.</text:span></text:h>
      <text:p text:style-name="P4"><text:span text:style-name="T2">P</text:span><text:span text:style-name="T1">ara importar el fichero (JSON, CSV, etc) <text:s/>puedes ir a la opción:</text:span></text:p>
      <text:list xml:id="list3548601986" text:style-name="L1">
        <text:list-item>
          <text:p text:style-name="P25">Kibana Home Page → Upload a file</text:p>
        </text:list-item>
        <text:list-item>
          <text:p text:style-name="P25">Menú → Analytics → Machine Learning → Importa Data</text:p>
        </text:list-item>
      </text:list>
      <text:h text:style-name="Heading_20_1" text:outline-level="1"><text:span text:style-name="T4">2. </text:span><text:span text:style-name="T1">Análisis de los datos importados. Importante, ver el Mapping.</text:span></text:h>
      <text:p text:style-name="P3"><text:span text:style-name="T4">C</text:span><text:span text:style-name="T1">reado el índice deberás analizar sus campos desde la sección:</text:span></text:p>
      <text:list xml:id="list947337407" text:style-name="L2">
        <text:list-item>
          <text:p text:style-name="P26">Menu → Analytics → Discover → Data → Index Management → (indice) → Mappings</text:p>
        </text:list-item>
        <text:list-item>
          <text:p text:style-name="P35"><text:span text:style-name="T8">Menu → Management → </text:span><text:span text:style-name="T1">Dev Tools</text:span></text:p>
        </text:list-item>
      </text:list>
      <text:p text:style-name="P7">Ya conoces todos los campos del índice. <text:span text:style-name="T18">Verás que algunos campos son tipo keyword, otros son tipo text, otros tipo timestamp.</text:span></text:p>
      <text:h text:style-name="P24" text:outline-level="2"><text:span text:style-name="T16">(1,5 puntos) </text:span><text:span text:style-name="T22">2.1. </text:span>Contesta a las siguientes preguntas.</text:h>
      <text:list xml:id="list1520613112" text:style-name="L3">
        <text:list-item>
          <text:p text:style-name="P28">¿Se corresponden con las cabeceras de tu CSV?</text:p>
          <text:p text:style-name="P28"><text:span text:style-name="T25">No, se ha cambiado el nombre de las columnas además que se ha añadido una nueva llamada .message que tiene el valor de todo el json al completo.</text:span> </text:p>
        </text:list-item>
        <text:list-item>
          <text:p text:style-name="P29">¿<text:span text:style-name="T22">Te resulta cómodo</text:span> trabajar con estos nombres de campos? <text:span text:style-name="T22">Justifica tu respuesta.</text:span></text:p>
          <text:p text:style-name="P36">No me resulta muy cómodo ya que puede ser confuso a la hora de saber que valores contienen.</text:p>
        </text:list-item>
        <text:list-item>
          <text:p text:style-name="P29"><text:span text:style-name="T22">¿</text:span>Qué campo se ha cogido como Timestamp? ¿És correcto <text:span text:style-name="T22">el campo que tiene asignado el tipo </text:span><text:span text:style-name="T15">timestamp</text:span>?</text:p>
          <text:p text:style-name="P36">El campo que se ha cogido como Timestamp es el año de publicación del libro. No creo que tenga mucho sentido que sea un timestamp ya que solo quiero asignar el año y además no tienen porque subirse libros recién publicados. Algunos libros subidos a la página podrían ser antiguos. Lo vería útil en caso de que queramos almacenar la fecha en la que se subió el libro a la página.</text:p>
        </text:list-item>
      </text:list>
      <text:p text:style-name="P8"><text:soft-page-break/></text:p>
      <text:h text:style-name="Heading_20_1" text:outline-level="1">3. Modificación del Mapping y del Ingest Pipeline para la impor<text:span text:style-name="T19">t</text:span>ación de datos.</text:h>
      <text:p text:style-name="P9">Modifica tu Mapping y el Ingest Pipeline para que se ajuste a las necesidades de tus datos. <text:span text:style-name="T22">Se recomienda modificar el los tipos de datos y los nombres de los campos, tanto en el Mapping como en el Ingest Pipeline. Una vez tengas tu Mapping y el Ingest Pipeline, importa tu CSV.</text:span></text:p>
      <text:p text:style-name="P9">Recuerda que los tipos:</text:p>
      <text:p text:style-name="P15"><text:span text:style-name="T7">Timestamp</text:span><text:span text:style-name="T6">.- </text:span>en contextos como bases de datos, Elasticsearch, y otros sistemas de almacenamiento de datos, se utiliza para almacenar marcas de tiempo. Estas marcas indican cuándo ocurrieron eventos específicos, permitiendo a los sistemas llevar un registro cronológico de acciones o cambios. Se pueden usar para filtrar, ordenar datos basados en el tiempo, realizar análisis temporales, y gestionar eventos en secuencia cronológica. Esto es crucial en aplicaciones que necesitan realizar seguimientos temporales precisos, como logs de eventos, registros de transacciones, o datos históricos.</text:p>
      <text:p text:style-name="P15"><text:span text:style-name="T7">Keyword</text:span><text:span text:style-name="T6">.- F</text:span>acilita búsquedas exactas y operaciones de agregación eficientes. <text:span text:style-name="T19">Se búscan términos completos </text:span>facilitando su exactitud en filtros y búsquedas.</text:p>
      <text:p text:style-name="P15"><text:span text:style-name="T21">Text</text:span><text:span text:style-name="T19">.- </text:span>Para los campos que contienen texto libre como descripciones, títulos, autores, etc., el tipo <text:span text:style-name="Source_20_Text">text</text:span> es más adecuado, ya que permite un análisis completo del texto para mejorar la relevancia de las búsquedas de texto completo. Esto te permitirá realizar búsquedas más flexibles y potentes en esos campos. <text:span text:style-name="T19">El tipo text permite a Elasticsearch hacer una “Análisis de textos”. Como se ha comentado en clase e</text:span>l análisis de texto en Elasticsearch se refiere al proceso de convertir texto en términos o tokens que puedan ser indexados. Incluye pasos como la tokenización (dividir el texto en palabras o términos), la eliminación de palabras vacías (como "y", "o", "el"), y la aplicación de filtros de stemming (reducir las palabras a su raíz, por ejemplo, "corriendo" a "correr"). Este proceso permite realizar búsquedas más efectivas en campos de texto completo, mejorando la relevancia y precisión de los resultados de búsqueda.</text:p>
      <text:p text:style-name="P16"><text:span text:style-name="T20">Otros tipos:</text:span> También existen en elasticsearch otros tipos de datos como <text:span text:style-name="T14">long</text:span>, <text:span text:style-name="T14">double</text:span>, <text:span text:style-name="T14">boolean</text:span>, <text:span text:style-name="T14">date</text:span>, <text:span text:style-name="T14">geo_point</text:span> para ubicaciones geográficas, y <text:span text:style-name="T14">nested</text:span> para documentos anidados. También ofrece tipos especializados como <text:span text:style-name="T14">ip</text:span> para direcciones IP y <text:span text:style-name="T14">completion</text:span> para sugerencias de autocompletado.</text:p>
      <text:p text:style-name="P14"><text:span text:style-name="T16">(2 puntos) </text:span>Cuando hayas obtenido el Mapping óptimo y el Ingest Pipeline pégalos bajo esta líneas.</text:p>
      <text:list xml:id="list1615816421" text:style-name="L4">
        <text:list-item>
          <text:p text:style-name="P27">Mapping:</text:p>
        </text:list-item>
      </text:list>
      <text:p text:style-name="P22">{</text:p>
      <text:p text:style-name="P22"><text:s text:c="4"/>"properties": {</text:p>
      <text:p text:style-name="P22"><text:s text:c="6"/>"@timestamp": {</text:p>
      <text:p text:style-name="P22"><text:s text:c="8"/>"type": "date"</text:p>
      <text:p text:style-name="P22"><text:soft-page-break/><text:s text:c="6"/>},</text:p>
      <text:p text:style-name="P22"><text:s text:c="6"/>"ISBN": {</text:p>
      <text:p text:style-name="P22"><text:s text:c="8"/>"type": "keyword"</text:p>
      <text:p text:style-name="P22"><text:s text:c="6"/>},</text:p>
      <text:p text:style-name="P22"><text:s text:c="6"/>"URL-L": {</text:p>
      <text:p text:style-name="P22"><text:s text:c="8"/>"type": "keyword"</text:p>
      <text:p text:style-name="P22"><text:s text:c="6"/>},</text:p>
      <text:p text:style-name="P22"><text:s text:c="6"/>"URL-M": {</text:p>
      <text:p text:style-name="P22"><text:s text:c="8"/>"type": "keyword"</text:p>
      <text:p text:style-name="P22"><text:s text:c="6"/>},</text:p>
      <text:p text:style-name="P22"><text:s text:c="6"/>"URL-S": {</text:p>
      <text:p text:style-name="P22"><text:s text:c="8"/>"type": "keyword"</text:p>
      <text:p text:style-name="P22"><text:s text:c="6"/>},</text:p>
      <text:p text:style-name="P22"><text:s text:c="6"/>"author": {</text:p>
      <text:p text:style-name="P22"><text:s text:c="8"/>"type": "text"</text:p>
      <text:p text:style-name="P22"><text:s text:c="6"/>},</text:p>
      <text:p text:style-name="P22"><text:s text:c="6"/>"message": {</text:p>
      <text:p text:style-name="P22"><text:s text:c="8"/>"type": "text"</text:p>
      <text:p text:style-name="P22"><text:s text:c="6"/>},</text:p>
      <text:p text:style-name="P22"><text:s text:c="6"/>"publisher": {</text:p>
      <text:p text:style-name="P22"><text:s text:c="8"/>"type": "text"</text:p>
      <text:p text:style-name="P22"><text:s text:c="6"/>},</text:p>
      <text:p text:style-name="P22"><text:s text:c="6"/>"title": {</text:p>
      <text:p text:style-name="P22"><text:s text:c="8"/>"type": "text"</text:p>
      <text:p text:style-name="P22"><text:s text:c="6"/>}</text:p>
      <text:p text:style-name="P22"><text:s text:c="4"/>}</text:p>
      <text:p text:style-name="P22"><text:s text:c="2"/>}</text:p>
      <text:list xml:id="list185951246122472" text:continue-numbering="true" text:style-name="L4">
        <text:list-item>
          <text:p text:style-name="P27">Ingest Pipeline:</text:p>
        </text:list-item>
      </text:list>
      <text:p text:style-name="P22">{</text:p>
      <text:p text:style-name="P22"><text:s text:c="2"/>"description": "Ingest pipeline created by text structure finder",</text:p>
      <text:p text:style-name="P22"><text:s text:c="2"/>"processors": [</text:p>
      <text:p text:style-name="P22"><text:soft-page-break/><text:s text:c="4"/>{</text:p>
      <text:p text:style-name="P22"><text:s text:c="6"/>"grok": {</text:p>
      <text:p text:style-name="P22"><text:s text:c="8"/>"field": "message",</text:p>
      <text:p text:style-name="P22"><text:s text:c="8"/>"patterns": [</text:p>
      <text:p text:style-name="P22"><text:s text:c="10"/>"\"%{NUMBER:ISBN}\\\";%{QUOTEDSTRING:title};%{QUOTEDSTRING:author};\"%{NUMBER:YOP}\\\";%{QUOTEDSTRING:publisher};\\\"%{URI:URL-S}\\\";\\\"%{URI:URL-M}\\\";\\\"%{URI:URL-L}\\\""</text:p>
      <text:p text:style-name="P22"><text:s text:c="8"/>]</text:p>
      <text:p text:style-name="P22"><text:s text:c="6"/>}</text:p>
      <text:p text:style-name="P22"><text:s text:c="4"/>},</text:p>
      <text:p text:style-name="P22"><text:s text:c="4"/>{</text:p>
      <text:p text:style-name="P22"><text:s text:c="6"/>"date": {</text:p>
      <text:p text:style-name="P22"><text:s text:c="8"/>"field": "YOP",</text:p>
      <text:p text:style-name="P22"><text:s text:c="8"/>"formats": [</text:p>
      <text:p text:style-name="P22"><text:s text:c="10"/>"UNIX"</text:p>
      <text:p text:style-name="P22"><text:s text:c="8"/>]</text:p>
      <text:p text:style-name="P22"><text:s text:c="6"/>}</text:p>
      <text:p text:style-name="P22"><text:s text:c="4"/>},</text:p>
      <text:p text:style-name="P22"><text:s text:c="4"/>{</text:p>
      <text:p text:style-name="P22"><text:s text:c="6"/>"convert": {</text:p>
      <text:p text:style-name="P22"><text:s text:c="8"/>"field": "ISBN",</text:p>
      <text:p text:style-name="P22"><text:s text:c="8"/>"type": "long",</text:p>
      <text:p text:style-name="P22"><text:s text:c="8"/>"ignore_missing": true</text:p>
      <text:p text:style-name="P22"><text:s text:c="6"/>}</text:p>
      <text:p text:style-name="P22"><text:s text:c="4"/>}</text:p>
      <text:p text:style-name="P22"><text:s text:c="2"/>]</text:p>
      <text:p text:style-name="P22">}</text:p>
      <text:h text:style-name="Heading_20_1" text:outline-level="1">4. Búsquedas.</text:h>
      <text:p text:style-name="P5">Una vez ya conoces los campos del índice vas a realizar varias pruebas de búsqueda en la <text:span text:style-name="T20">Dev Tools</text:span> para buscar por:</text:p>
      <text:list xml:id="list796533030" text:style-name="L5">
        <text:list-item>
          <text:p text:style-name="P30"><text:soft-page-break/>Book-Title</text:p>
        </text:list-item>
      </text:list>
      <text:p text:style-name="P18">GET /libros/_search</text:p>
      <text:p text:style-name="P18">{</text:p>
      <text:p text:style-name="P18"><text:s text:c="2"/>"query": {</text:p>
      <text:p text:style-name="P18"><text:s text:c="4"/>"bool": {</text:p>
      <text:p text:style-name="P18"><text:s text:c="6"/>"should": [</text:p>
      <text:p text:style-name="P18"><text:s text:c="8"/>{ "match": { "title": "The Amazing" } }</text:p>
      <text:p text:style-name="P18"><text:s text:c="6"/>],</text:p>
      <text:p text:style-name="P18"><text:s text:c="6"/>"minimum_should_match": 1</text:p>
      <text:p text:style-name="P18"><text:s text:c="4"/>}</text:p>
      <text:p text:style-name="P18"><text:s text:c="2"/>}</text:p>
      <text:p text:style-name="P18">}</text:p>
      <text:list xml:id="list185951331189268" text:continue-numbering="true" text:style-name="L5">
        <text:list-item>
          <text:p text:style-name="P30">Book-Author</text:p>
        </text:list-item>
      </text:list>
      <text:p text:style-name="P18">GET /libros/_search</text:p>
      <text:p text:style-name="P18">{</text:p>
      <text:p text:style-name="P18"><text:s text:c="2"/>"query": {</text:p>
      <text:p text:style-name="P18"><text:s text:c="4"/>"bool": {</text:p>
      <text:p text:style-name="P18"><text:s text:c="6"/>"must": [</text:p>
      <text:p text:style-name="P18"><text:s text:c="8"/>{ "match": { "author": "Jon Land" } }</text:p>
      <text:p text:style-name="P18"><text:s text:c="6"/>]</text:p>
      <text:p text:style-name="P18"><text:s text:c="4"/>}</text:p>
      <text:p text:style-name="P18"><text:s text:c="2"/>}</text:p>
      <text:p text:style-name="P18">}</text:p>
      <text:p text:style-name="P18"/>
      <text:list xml:id="list185952120239804" text:continue-numbering="true" text:style-name="L5">
        <text:list-item>
          <text:p text:style-name="P30">Year-Of-Publication <text:span text:style-name="T23">(¿Se puede hacer que busque desde o hasta un año determinado? Si lo haces, impleméntalo).</text:span></text:p>
        </text:list-item>
      </text:list>
      <text:p text:style-name="P18">GET /libros/_search</text:p>
      <text:p text:style-name="P18">{</text:p>
      <text:p text:style-name="P18"><text:s text:c="2"/>"query": {</text:p>
      <text:p text:style-name="P18"><text:s text:c="4"/>"match": {</text:p>
      <text:p text:style-name="P18"><text:s text:c="6"/>"YOP": 2001</text:p>
      <text:p text:style-name="P18"><text:soft-page-break/><text:s text:c="4"/>}</text:p>
      <text:p text:style-name="P18"><text:s text:c="2"/>}</text:p>
      <text:p text:style-name="P18">}</text:p>
      <text:p text:style-name="P20">De esta forma puedo hacer que busque los libros desde 2010</text:p>
      <text:p text:style-name="P18">GET /<text:span text:style-name="T26">l</text:span>ibros/_search</text:p>
      <text:p text:style-name="P18">{</text:p>
      <text:p text:style-name="P18"><text:s text:c="2"/>"query": {</text:p>
      <text:p text:style-name="P18"><text:s text:c="4"/>"range": {</text:p>
      <text:p text:style-name="P18"><text:s text:c="6"/>"YOP": {</text:p>
      <text:p text:style-name="P18"><text:s text:c="8"/>"gte": "2010"</text:p>
      <text:p text:style-name="P18"><text:s text:c="6"/>}</text:p>
      <text:p text:style-name="P18"><text:s text:c="4"/>}</text:p>
      <text:p text:style-name="P18"><text:s text:c="2"/>}</text:p>
      <text:p text:style-name="P18">}</text:p>
      <text:list xml:id="list185952442555452" text:continue-numbering="true" text:style-name="L5">
        <text:list-item>
          <text:p text:style-name="P30">Publisher</text:p>
        </text:list-item>
      </text:list>
      <text:p text:style-name="P18">GET /libros/_search</text:p>
      <text:p text:style-name="P18">{</text:p>
      <text:p text:style-name="P18"><text:s text:c="2"/>"query": {</text:p>
      <text:p text:style-name="P18"><text:s text:c="4"/>"match_phrase": {</text:p>
      <text:p text:style-name="P18"><text:s text:c="6"/>"<text:span text:style-name="T27">publisher</text:span>": "<text:span text:style-name="T27">Oxford Press</text:span>"</text:p>
      <text:p text:style-name="P18"><text:s text:c="4"/>}</text:p>
      <text:p text:style-name="P18"><text:s text:c="2"/>}</text:p>
      <text:p text:style-name="P18">}</text:p>
      <text:list xml:id="list185952373056468" text:continue-numbering="true" text:style-name="L5">
        <text:list-item>
          <text:p text:style-name="P32">Se recomienda que se haga una 5ª consulta para que se búsque un término en todos los campos anteriores.</text:p>
        </text:list-item>
      </text:list>
      <text:p text:style-name="P21">GET /libros/_search</text:p>
      <text:p text:style-name="P21">{</text:p>
      <text:p text:style-name="P21"><text:s text:c="2"/>"query": {</text:p>
      <text:p text:style-name="P21"><text:s text:c="4"/>"multi_match": {</text:p>
      <text:p text:style-name="P21"><text:s text:c="6"/>"query": "Joe",</text:p>
      <text:p text:style-name="P21"><text:s text:c="6"/>"fields": ["title", "author", "publisher", "message"]</text:p>
      <text:p text:style-name="P21"><text:soft-page-break/><text:s text:c="4"/>}</text:p>
      <text:p text:style-name="P21"><text:s text:c="2"/>}</text:p>
      <text:p text:style-name="P21">}</text:p>
      <text:p text:style-name="P10">Recuerda que debes buscar usando la API <text:span text:style-name="T14">_search</text:span> y en tu JSON debes indicar que haces una consulta “<text:span text:style-name="T14">query</text:span>” y luego puedes afinar tu búsqueda usando <text:span text:style-name="T14">match, match_phrase, must, should, must_not, operator, minimum_should_match</text:span>, etc.</text:p>
      <text:p text:style-name="P10"/>
      <text:h text:style-name="Heading_20_1" text:outline-level="1">5. Search template</text:h>
      <text:p text:style-name="P6">Cuando ya hayas afinado la<text:span text:style-name="T23">s 5</text:span> búsqueda<text:span text:style-name="T23">s antriores</text:span>, crearás <text:span text:style-name="T22">un</text:span> <text:span text:style-name="T22">Search Template por cada búsqueda.</text:span></text:p>
      <text:p text:style-name="P13"><text:span text:style-name="T16">(2,5 puntos) </text:span>Pega aquí debajo esas 5 búsquedas almacenadas:</text:p>
      <text:list xml:id="list185951285148191" text:continue-list="list185952373056468" text:style-name="L5">
        <text:list-item text:start-value="1">
          <text:p text:style-name="P31">Book-Title</text:p>
        </text:list-item>
      </text:list>
      <text:p text:style-name="P19">POST _scripts/<text:span text:style-name="T28">title</text:span></text:p>
      <text:p text:style-name="P19">{</text:p>
      <text:p text:style-name="P19"><text:s text:c="2"/>"script": {</text:p>
      <text:p text:style-name="P19"><text:s text:c="4"/>"lang": "mustache",</text:p>
      <text:p text:style-name="P19"><text:s text:c="4"/>"source": {</text:p>
      <text:p text:style-name="P19"><text:s text:c="6"/>"query": {</text:p>
      <text:p text:style-name="P19"><text:s text:c="8"/>"bool": {</text:p>
      <text:p text:style-name="P19"><text:s text:c="10"/>"should": [</text:p>
      <text:p text:style-name="P19"><text:s text:c="12"/>{ "match": { "title": "{{<text:span text:style-name="T29">query</text:span>}}" } }</text:p>
      <text:p text:style-name="P19"><text:s text:c="10"/>],</text:p>
      <text:p text:style-name="P19"><text:s text:c="10"/>"minimum_should_match": 1</text:p>
      <text:p text:style-name="P19"><text:s text:c="8"/>}</text:p>
      <text:p text:style-name="P19"><text:s text:c="6"/>}</text:p>
      <text:p text:style-name="P19"><text:s text:c="4"/>}</text:p>
      <text:p text:style-name="P19"><text:s text:c="2"/>}</text:p>
      <text:p text:style-name="P19">}</text:p>
      <text:list xml:id="list185951821813521" text:continue-numbering="true" text:style-name="L5">
        <text:list-item>
          <text:p text:style-name="P31">Book-Author</text:p>
        </text:list-item>
      </text:list>
      <text:p text:style-name="P19">POST _scripts/<text:span text:style-name="T28">author</text:span></text:p>
      <text:p text:style-name="P19">{</text:p>
      <text:p text:style-name="P19"><text:soft-page-break/><text:s text:c="2"/>"script": {</text:p>
      <text:p text:style-name="P19"><text:s text:c="4"/>"lang": "mustache",</text:p>
      <text:p text:style-name="P19"><text:s text:c="4"/>"source": {</text:p>
      <text:p text:style-name="P19"><text:s text:c="6"/>"query": {</text:p>
      <text:p text:style-name="P19"><text:s text:c="8"/>"bool": {</text:p>
      <text:p text:style-name="P19"><text:s text:c="10"/>"must": [</text:p>
      <text:p text:style-name="P19"><text:s text:c="12"/>{ "match": { "author": "{{<text:span text:style-name="T29">query</text:span>}}" } }</text:p>
      <text:p text:style-name="P19"><text:s text:c="10"/>]</text:p>
      <text:p text:style-name="P19"><text:s text:c="8"/>}</text:p>
      <text:p text:style-name="P19"><text:s text:c="6"/>}</text:p>
      <text:p text:style-name="P19"><text:s text:c="4"/>}</text:p>
      <text:p text:style-name="P19"><text:s text:c="2"/>}</text:p>
      <text:p text:style-name="P19">}</text:p>
      <text:list xml:id="list185951256673043" text:continue-numbering="true" text:style-name="L5">
        <text:list-item>
          <text:p text:style-name="P31">Year-Of-Publication</text:p>
        </text:list-item>
      </text:list>
      <text:p text:style-name="P19">POST _scripts/year</text:p>
      <text:p text:style-name="P19">{</text:p>
      <text:p text:style-name="P19"><text:s text:c="2"/>"script": {</text:p>
      <text:p text:style-name="P19"><text:s text:c="4"/>"lang": "mustache",</text:p>
      <text:p text:style-name="P19"><text:s text:c="4"/>"source": {</text:p>
      <text:p text:style-name="P19"><text:s text:c="6"/>"query": {</text:p>
      <text:p text:style-name="P19"><text:s text:c="8"/>"range": {</text:p>
      <text:p text:style-name="P19"><text:s text:c="10"/>"YOP": {</text:p>
      <text:p text:style-name="P19"><text:s text:c="12"/>"gte": "{{start_year}}"</text:p>
      <text:p text:style-name="P19"><text:s text:c="10"/>}</text:p>
      <text:p text:style-name="P19"><text:s text:c="8"/>}</text:p>
      <text:p text:style-name="P19"><text:s text:c="6"/>}</text:p>
      <text:p text:style-name="P19"><text:s text:c="4"/>}</text:p>
      <text:p text:style-name="P19"><text:s text:c="2"/>}</text:p>
      <text:p text:style-name="P19">}</text:p>
      <text:list xml:id="list185952209307641" text:continue-numbering="true" text:style-name="L5">
        <text:list-item>
          <text:p text:style-name="P31">Publisher</text:p>
        </text:list-item>
      </text:list>
      <text:p text:style-name="P19">POST _scripts/publisher</text:p>
      <text:p text:style-name="P19"><text:soft-page-break/>{</text:p>
      <text:p text:style-name="P19"><text:s text:c="2"/>"script": {</text:p>
      <text:p text:style-name="P19"><text:s text:c="4"/>"lang": "mustache",</text:p>
      <text:p text:style-name="P19"><text:s text:c="4"/>"source": {</text:p>
      <text:p text:style-name="P19"><text:s text:c="6"/>"query": {</text:p>
      <text:p text:style-name="P19"><text:s text:c="8"/>"match": { </text:p>
      <text:p text:style-name="P19"><text:s text:c="10"/>"publisher": "{{query}}" </text:p>
      <text:p text:style-name="P19"><text:s text:c="8"/>} </text:p>
      <text:p text:style-name="P19"><text:s text:c="6"/>}</text:p>
      <text:p text:style-name="P19"><text:s text:c="4"/>}</text:p>
      <text:p text:style-name="P19"><text:s text:c="2"/>}</text:p>
      <text:p text:style-name="P19">}</text:p>
      <text:list xml:id="list185951687073741" text:continue-numbering="true" text:style-name="L5">
        <text:list-item>
          <text:p text:style-name="P32">Se recomienda que se haga una 5ª consulta para que se búsque un término en todos los campos anteriores.</text:p>
        </text:list-item>
      </text:list>
      <text:p text:style-name="P21">POST _scripts/<text:span text:style-name="T30">all</text:span></text:p>
      <text:p text:style-name="P21">{</text:p>
      <text:p text:style-name="P21"><text:s text:c="2"/>"script": {</text:p>
      <text:p text:style-name="P21"><text:s text:c="4"/>"lang": "mustache",</text:p>
      <text:p text:style-name="P21"><text:s text:c="4"/>"source": {</text:p>
      <text:p text:style-name="P21"><text:s text:c="6"/>"query": {</text:p>
      <text:p text:style-name="P21"><text:s text:c="8"/>"multi_match": {</text:p>
      <text:p text:style-name="P21"><text:s text:c="10"/>"query": "{{query}}",</text:p>
      <text:p text:style-name="P21"><text:s text:c="10"/>"fields": ["title", "author", "publisher", "message"]</text:p>
      <text:p text:style-name="P21"><text:s text:c="8"/>}</text:p>
      <text:p text:style-name="P21"><text:s text:c="6"/>}</text:p>
      <text:p text:style-name="P21"><text:s text:c="4"/>}</text:p>
      <text:p text:style-name="P21"><text:s text:c="2"/>}</text:p>
      <text:p text:style-name="P21">}</text:p>
      <text:h text:style-name="Heading_20_1" text:outline-level="1"><text:soft-page-break/><text:span text:style-name="T17">(2 puntos)</text:span><text:span text:style-name="T24"> </text:span>6. Web <text:span text:style-name="T24">de consu</text:span><text:span text:style-name="T30">l</text:span><text:span text:style-name="T24">ta</text:span></text:h>
      <text:p text:style-name="P11">Haz una web donde puedas buscar por diferntes términos. En la web habrá un control desplegable (<text:a xlink:type="simple" xlink:href="https://www.w3schools.com/html/tryit.asp?filename=tryhtml_elem_select" text:style-name="Internet_20_link" text:visited-style-name="Visited_20_Internet_20_Link">DropDown</text:a>) donde se elegirá buscar por una de las 5 opciones anteriores, la 1ª opción por defecto, será la 5ª búsqueda, buscar en todo, el resto de opciones se tendrán que seleccionar desplegando el control.</text:p>
      <text:p text:style-name="P11">Habrá un botón donde se apretará para enviar la consulta a elasticsearch <text:span text:style-name="T24">y con el JSON de respuesta de elasticsearch pintaremos los resultados obtenidos en nuestra página.</text:span></text:p>
      <text:p text:style-name="P11"/>
      <text:h text:style-name="P23" text:outline-level="1"><text:span text:style-name="T17">(2 puntos)</text:span><text:span text:style-name="T24"> </text:span>6. Web <text:span text:style-name="T24">de consu</text:span><text:span text:style-name="T30">l</text:span><text:span text:style-name="T24">ta y modificaci</text:span><text:span text:style-name="T12">ón</text:span></text:h>
      <text:list xml:id="list949716360" text:style-name="L6">
        <text:list-item>
          <text:p text:style-name="P33">Haz una web donde <text:span text:style-name="T24">habrá un formulario con todos los campos. En esta web se podrá buscar solo por ISBN.</text:span></text:p>
        </text:list-item>
        <text:list-item>
          <text:p text:style-name="P34">El primer campo será el ISBN y tendrá un botón que será de búsqueda.</text:p>
        </text:list-item>
        <text:list-item>
          <text:p text:style-name="P34">Al recuperar el libro rellenarás todos los controles con los datos correspondientes.</text:p>
        </text:list-item>
        <text:list-item>
          <text:p text:style-name="P34">Podrás hacer la modificación que desees en cualquier campo.</text:p>
        </text:list-item>
        <text:list-item>
          <text:p text:style-name="P34">Existirá un botón “Actualizar Datos” que hará que se envíen los datos al servidor y se modifiquen los datos del libro editado.</text:p>
        </text:list-item>
      </text:list>
      <text:p text:style-name="P1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fbdb3" officeooo:paragraph-rsid="000fbdb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icent Tortosa <text:tab/><text:tab/><text:page-number text:select-page="current">9</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7:43:16.192348611</meta:creation-date>
    <dc:date>2024-03-22T18:59:50.594984842</dc:date>
    <meta:editing-duration>PT2H6M15S</meta:editing-duration>
    <meta:editing-cycles>3</meta:editing-cycles>
    <meta:generator>LibreOffice/7.3.7.2$Linux_X86_64 LibreOffice_project/30$Build-2</meta:generator>
    <meta:document-statistic meta:table-count="0" meta:image-count="0" meta:object-count="0" meta:page-count="10" meta:paragraph-count="244" meta:word-count="1346" meta:character-count="8952" meta:non-whitespace-character-count="7000"/>
  </office:meta>
</office:document-meta>
</file>